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43.44mm" svg:height="89.99mm" svg:x="124.37mm" svg:y="416.31mm">
            <loext:p draw:notify-on-update-of-ranges="Лист1.B74:Лист1.B160 Лист1.C74:Лист1.C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66.81mm" svg:height="89.99mm" svg:x="104.43mm" svg:y="160.66mm">
            <loext:p draw:notify-on-update-of-ranges="Лист1.A33:Лист1.A33 Лист1.A34:Лист1.A70 Лист1.B33:Лист1.B33 Лист1.B34:Лист1.B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340.13mm" svg:height="89.99mm" svg:x="124.42mm" svg:y="520.58mm">
            <loext:p draw:notify-on-update-of-ranges="Лист1.B73:Лист1.B73 Лист1.B74:Лист1.B105 Лист1.C73:Лист1.C73 Лист1.C74:Лист1.C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317.94mm" svg:height="89.99mm" svg:x="101.66mm" svg:y="20.67mm">
            <loext:p draw:notify-on-update-of-ranges="Лист1.A3:Лист1.A29 Лист1.B2:Лист1.B2 Лист1.B3:Лист1.B29 Лист1.C2:Лист1.C2 Лист1.C3:Лист1.C29 Лист1.D2:Лист1.D2 Лист1.D3:Лист1.D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5"/>
        <table:table-column table:style-name="co2" table:default-cell-style-name="Default"/>
        <table:table-column table:style-name="co1" table:number-columns-repeated="201" table:default-cell-style-name="Default"/>
        <table:table-row table:style-name="ro1">
          <table:table-cell table:style-name="Default" table:number-columns-repeated="3"/>
          <table:table-cell table:number-columns-repeated="202"/>
        </table:table-row>
        <table:table-row table:style-name="ro1">
          <table:table-cell table:style-name="ce1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ll_true</text:p>
          </table:table-cell>
          <table:table-cell table:style-name="ce1" office:value-type="string" calcext:value-type="string">
            <text:p>all_false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05268" calcext:value-type="float">
            <text:p>505268</text:p>
          </table:table-cell>
          <table:table-cell office:value-type="float" office:value="3614359" calcext:value-type="float">
            <text:p>3614359</text:p>
          </table:table-cell>
          <table:table-cell table:style-name="ce5" office:value-type="float" office:value="3990123" calcext:value-type="float">
            <text:p>3990123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8552" calcext:value-type="float">
            <text:p>108552</text:p>
          </table:table-cell>
          <table:table-cell office:value-type="float" office:value="770172" calcext:value-type="float">
            <text:p>770172</text:p>
          </table:table-cell>
          <table:table-cell table:style-name="ce5" office:value-type="float" office:value="1169849" calcext:value-type="float">
            <text:p>1169849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9231" calcext:value-type="float">
            <text:p>239231</text:p>
          </table:table-cell>
          <table:table-cell office:value-type="float" office:value="1690556" calcext:value-type="float">
            <text:p>1690556</text:p>
          </table:table-cell>
          <table:table-cell table:style-name="ce5" office:value-type="float" office:value="2158303" calcext:value-type="float">
            <text:p>2158303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0505" calcext:value-type="float">
            <text:p>180505</text:p>
          </table:table-cell>
          <table:table-cell office:value-type="float" office:value="1276008" calcext:value-type="float">
            <text:p>1276008</text:p>
          </table:table-cell>
          <table:table-cell table:style-name="ce5" office:value-type="float" office:value="1644372" calcext:value-type="float">
            <text:p>1644372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17648" calcext:value-type="float">
            <text:p>617648</text:p>
          </table:table-cell>
          <table:table-cell office:value-type="float" office:value="4343053" calcext:value-type="float">
            <text:p>4343053</text:p>
          </table:table-cell>
          <table:table-cell table:style-name="ce5" office:value-type="float" office:value="4750744" calcext:value-type="float">
            <text:p>4750744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3579" calcext:value-type="float">
            <text:p>63579</text:p>
          </table:table-cell>
          <table:table-cell office:value-type="float" office:value="447110" calcext:value-type="float">
            <text:p>447110</text:p>
          </table:table-cell>
          <table:table-cell table:style-name="ce5" office:value-type="float" office:value="870355" calcext:value-type="float">
            <text:p>870355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6918" calcext:value-type="float">
            <text:p>136918</text:p>
          </table:table-cell>
          <table:table-cell office:value-type="float" office:value="960651" calcext:value-type="float">
            <text:p>960651</text:p>
          </table:table-cell>
          <table:table-cell table:style-name="ce5" office:value-type="float" office:value="1368365" calcext:value-type="float">
            <text:p>1368365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59464" calcext:value-type="float">
            <text:p>159464</text:p>
          </table:table-cell>
          <table:table-cell office:value-type="float" office:value="1131751" calcext:value-type="float">
            <text:p>1131751</text:p>
          </table:table-cell>
          <table:table-cell table:style-name="ce5" office:value-type="float" office:value="1587774" calcext:value-type="float">
            <text:p>1587774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4000" calcext:value-type="float">
            <text:p>504000</text:p>
          </table:table-cell>
          <table:table-cell office:value-type="float" office:value="3552101" calcext:value-type="float">
            <text:p>3552101</text:p>
          </table:table-cell>
          <table:table-cell table:style-name="ce5" office:value-type="float" office:value="4120459" calcext:value-type="float">
            <text:p>4120459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1280" calcext:value-type="float">
            <text:p>11280</text:p>
          </table:table-cell>
          <table:table-cell office:value-type="float" office:value="81379" calcext:value-type="float">
            <text:p>81379</text:p>
          </table:table-cell>
          <table:table-cell table:style-name="ce5" office:value-type="float" office:value="529074" calcext:value-type="float">
            <text:p>529074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4477" calcext:value-type="float">
            <text:p>54477</text:p>
          </table:table-cell>
          <table:table-cell office:value-type="float" office:value="387329" calcext:value-type="float">
            <text:p>387329</text:p>
          </table:table-cell>
          <table:table-cell table:style-name="ce5" office:value-type="float" office:value="787167" calcext:value-type="float">
            <text:p>787167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6112" calcext:value-type="float">
            <text:p>316112</text:p>
          </table:table-cell>
          <table:table-cell office:value-type="float" office:value="2229004" calcext:value-type="float">
            <text:p>2229004</text:p>
          </table:table-cell>
          <table:table-cell table:style-name="ce5" office:value-type="float" office:value="2663162" calcext:value-type="float">
            <text:p>2663162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350" calcext:value-type="float">
            <text:p>176350</text:p>
          </table:table-cell>
          <table:table-cell office:value-type="float" office:value="1254504" calcext:value-type="float">
            <text:p>1254504</text:p>
          </table:table-cell>
          <table:table-cell table:style-name="ce5" office:value-type="float" office:value="1691452" calcext:value-type="float">
            <text:p>1691452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10675" calcext:value-type="float">
            <text:p>410675</text:p>
          </table:table-cell>
          <table:table-cell office:value-type="float" office:value="2895542" calcext:value-type="float">
            <text:p>2895542</text:p>
          </table:table-cell>
          <table:table-cell table:style-name="ce5" office:value-type="float" office:value="3411795" calcext:value-type="float">
            <text:p>3411795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5827" calcext:value-type="float">
            <text:p>405827</text:p>
          </table:table-cell>
          <table:table-cell office:value-type="float" office:value="2858151" calcext:value-type="float">
            <text:p>2858151</text:p>
          </table:table-cell>
          <table:table-cell table:style-name="ce5" office:value-type="float" office:value="3369418" calcext:value-type="float">
            <text:p>3369418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75886" calcext:value-type="float">
            <text:p>175886</text:p>
          </table:table-cell>
          <table:table-cell office:value-type="float" office:value="1239429" calcext:value-type="float">
            <text:p>1239429</text:p>
          </table:table-cell>
          <table:table-cell table:style-name="ce5" office:value-type="float" office:value="1703085" calcext:value-type="float">
            <text:p>1703085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9538" calcext:value-type="float">
            <text:p>9538</text:p>
          </table:table-cell>
          <table:table-cell office:value-type="float" office:value="67422" calcext:value-type="float">
            <text:p>67422</text:p>
          </table:table-cell>
          <table:table-cell table:style-name="ce5" office:value-type="float" office:value="528886" calcext:value-type="float">
            <text:p>528886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3298" calcext:value-type="float">
            <text:p>403298</text:p>
          </table:table-cell>
          <table:table-cell office:value-type="float" office:value="2848625" calcext:value-type="float">
            <text:p>2848625</text:p>
          </table:table-cell>
          <table:table-cell table:style-name="ce5" office:value-type="float" office:value="3323189" calcext:value-type="float">
            <text:p>3323189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86489" calcext:value-type="float">
            <text:p>586489</text:p>
          </table:table-cell>
          <table:table-cell office:value-type="float" office:value="4138761" calcext:value-type="float">
            <text:p>4138761</text:p>
          </table:table-cell>
          <table:table-cell table:style-name="ce5" office:value-type="float" office:value="4355645" calcext:value-type="float">
            <text:p>4355645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8119" calcext:value-type="float">
            <text:p>368119</text:p>
          </table:table-cell>
          <table:table-cell office:value-type="float" office:value="2586336" calcext:value-type="float">
            <text:p>2586336</text:p>
          </table:table-cell>
          <table:table-cell table:style-name="ce5" office:value-type="float" office:value="3117923" calcext:value-type="float">
            <text:p>3117923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2142" calcext:value-type="float">
            <text:p>202142</text:p>
          </table:table-cell>
          <table:table-cell office:value-type="float" office:value="1422870" calcext:value-type="float">
            <text:p>1422870</text:p>
          </table:table-cell>
          <table:table-cell table:style-name="ce5" office:value-type="float" office:value="1853863" calcext:value-type="float">
            <text:p>1853863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4967" calcext:value-type="float">
            <text:p>54967</text:p>
          </table:table-cell>
          <table:table-cell office:value-type="float" office:value="385966" calcext:value-type="float">
            <text:p>385966</text:p>
          </table:table-cell>
          <table:table-cell table:style-name="ce5" office:value-type="float" office:value="836554" calcext:value-type="float">
            <text:p>836554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394" calcext:value-type="float">
            <text:p>42394</text:p>
          </table:table-cell>
          <table:table-cell office:value-type="float" office:value="300794" calcext:value-type="float">
            <text:p>300794</text:p>
          </table:table-cell>
          <table:table-cell table:style-name="ce5" office:value-type="float" office:value="715058" calcext:value-type="float">
            <text:p>715058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301" calcext:value-type="float">
            <text:p>16301</text:p>
          </table:table-cell>
          <table:table-cell office:value-type="float" office:value="115051" calcext:value-type="float">
            <text:p>115051</text:p>
          </table:table-cell>
          <table:table-cell table:style-name="ce5" office:value-type="float" office:value="574042" calcext:value-type="float">
            <text:p>574042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6350" calcext:value-type="float">
            <text:p>106350</text:p>
          </table:table-cell>
          <table:table-cell office:value-type="float" office:value="748711" calcext:value-type="float">
            <text:p>748711</text:p>
          </table:table-cell>
          <table:table-cell table:style-name="ce5" office:value-type="float" office:value="1176577" calcext:value-type="float">
            <text:p>1176577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8795" calcext:value-type="float">
            <text:p>18795</text:p>
          </table:table-cell>
          <table:table-cell office:value-type="float" office:value="133784" calcext:value-type="float">
            <text:p>133784</text:p>
          </table:table-cell>
          <table:table-cell table:style-name="ce5" office:value-type="float" office:value="585340" calcext:value-type="float">
            <text:p>585340</text:p>
          </table:table-cell>
          <table:table-cell table:number-columns-repeated="201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770892" calcext:value-type="float">
            <text:p>770892</text:p>
          </table:table-cell>
          <table:table-cell office:value-type="float" office:value="5501377" calcext:value-type="float">
            <text:p>5501377</text:p>
          </table:table-cell>
          <table:table-cell table:style-name="ce5" office:value-type="float" office:value="5849286" calcext:value-type="float">
            <text:p>5849286</text:p>
          </table:table-cell>
          <table:table-cell table:number-columns-repeated="201"/>
        </table:table-row>
        <table:table-row table:style-name="ro1">
          <table:table-cell table:number-columns-repeated="204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05"/>
        </table:table-row>
        <table:table-row table:style-name="ro1">
          <table:table-cell table:style-name="ce1" office:value-type="string" calcext:value-type="string" table:number-columns-spanned="2" table:number-rows-spanned="1">
            <text:p>true.txt</text:p>
          </table:table-cell>
          <table:covered-table-cell/>
          <table:table-cell table:number-columns-repeated="203"/>
        </table:table-row>
        <table:table-row table:style-name="ro1"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rue</text:p>
          </table:table-cell>
          <table:table-cell table:style-name="ce1" table:number-columns-repeated="2"/>
          <table:table-cell table:number-columns-repeated="2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4" calcext:value-type="float">
            <text:p>574</text:p>
          </table:table-cell>
          <table:table-cell table:number-columns-repeated="2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20" calcext:value-type="float">
            <text:p>4520</text:p>
          </table:table-cell>
          <table:table-cell table:number-columns-repeated="2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30" calcext:value-type="float">
            <text:p>11430</text:p>
          </table:table-cell>
          <table:table-cell table:number-columns-repeated="2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904" calcext:value-type="float">
            <text:p>25904</text:p>
          </table:table-cell>
          <table:table-cell table:number-columns-repeated="2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467" calcext:value-type="float">
            <text:p>48467</text:p>
          </table:table-cell>
          <table:table-cell table:number-columns-repeated="2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727" calcext:value-type="float">
            <text:p>69727</text:p>
          </table:table-cell>
          <table:table-cell table:number-columns-repeated="2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063" calcext:value-type="float">
            <text:p>85063</text:p>
          </table:table-cell>
          <table:table-cell table:number-columns-repeated="2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964" calcext:value-type="float">
            <text:p>87964</text:p>
          </table:table-cell>
          <table:table-cell table:number-columns-repeated="2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946" calcext:value-type="float">
            <text:p>80946</text:p>
          </table:table-cell>
          <table:table-cell table:number-columns-repeated="2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562" calcext:value-type="float">
            <text:p>66562</text:p>
          </table:table-cell>
          <table:table-cell table:number-columns-repeated="2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989" calcext:value-type="float">
            <text:p>50989</text:p>
          </table:table-cell>
          <table:table-cell table:number-columns-repeated="2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323" calcext:value-type="float">
            <text:p>36323</text:p>
          </table:table-cell>
          <table:table-cell table:number-columns-repeated="2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50" calcext:value-type="float">
            <text:p>24850</text:p>
          </table:table-cell>
          <table:table-cell table:number-columns-repeated="2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921" calcext:value-type="float">
            <text:p>15921</text:p>
          </table:table-cell>
          <table:table-cell table:number-columns-repeated="2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61" calcext:value-type="float">
            <text:p>9761</text:p>
          </table:table-cell>
          <table:table-cell table:number-columns-repeated="2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4" calcext:value-type="float">
            <text:p>5504</text:p>
          </table:table-cell>
          <table:table-cell table:number-columns-repeated="2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4" calcext:value-type="float">
            <text:p>2954</text:p>
          </table:table-cell>
          <table:table-cell table:number-columns-repeated="2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9" calcext:value-type="float">
            <text:p>1559</text:p>
          </table:table-cell>
          <table:table-cell table:number-columns-repeated="2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9" calcext:value-type="float">
            <text:p>709</text:p>
          </table:table-cell>
          <table:table-cell table:number-columns-repeated="2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8" calcext:value-type="float">
            <text:p>348</text:p>
          </table:table-cell>
          <table:table-cell table:number-columns-repeated="2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1" calcext:value-type="float">
            <text:p>151</text:p>
          </table:table-cell>
          <table:table-cell table:number-columns-repeated="2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number-columns-repeated="2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03"/>
        </table:table-row>
        <table:table-row table:style-name="ro1">
          <table:table-cell/>
          <table:table-cell table:style-name="Default"/>
          <table:table-cell table:number-columns-repeated="203"/>
        </table:table-row>
        <table:table-row table:style-name="ro1">
          <table:table-cell table:number-columns-repeated="205"/>
        </table:table-row>
        <table:table-row table:style-name="ro1">
          <table:table-cell table:style-name="ce3" office:value-type="string" calcext:value-type="string" table:number-columns-spanned="4" table:number-rows-spanned="1">
            <text:p>Распределение вероятностей при реальном тестировании</text:p>
          </table:table-cell>
          <table:covered-table-cell office:value-type="float" office:value="0" calcext:value-type="float">
            <text:p>0</text:p>
          </table:covered-table-cell>
          <table:covered-table-cell table:number-columns-repeated="2"/>
          <table:table-cell table:number-columns-repeated="201"/>
        </table:table-row>
        <table:table-row table:style-name="ro1"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/false</text:p>
          </table:table-cell>
          <table:table-cell table:number-columns-repeated="2"/>
          <table:table-cell table:style-name="ce4" table:formula="of:=SUM([.B78:.B86])" office:value-type="float" office:value="3931226" calcext:value-type="float">
            <text:p>3931226</text:p>
          </table:table-cell>
          <table:table-cell table:number-columns-repeated="3"/>
          <table:table-cell table:style-name="ce9" table:formula="of:=SUM([.I78:.I86])" office:value-type="float" office:value="100" calcext:value-type="float">
            <text:p>100</text:p>
          </table:table-cell>
          <table:table-cell table:number-columns-repeated="1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220" calcext:value-type="float">
            <text:p>1220</text:p>
          </table:table-cell>
          <table:table-cell table:formula="of:=[.B74]/([.B74]+[.C74])" office:value-type="float" office:value="0.235588972431078" calcext:value-type="float">
            <text:p>0,2355889724</text:p>
          </table:table-cell>
          <table:table-cell table:number-columns-repeated="2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13" calcext:value-type="float">
            <text:p>8613</text:p>
          </table:table-cell>
          <table:table-cell office:value-type="float" office:value="7627" calcext:value-type="float">
            <text:p>7627</text:p>
          </table:table-cell>
          <table:table-cell table:formula="of:=[.B75]/([.B75]+[.C75])" office:value-type="float" office:value="0.530357142857143" calcext:value-type="float">
            <text:p>0,5303571429</text:p>
          </table:table-cell>
          <table:table-cell table:number-columns-repeated="2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043" calcext:value-type="float">
            <text:p>43043</text:p>
          </table:table-cell>
          <table:table-cell office:value-type="float" office:value="56299" calcext:value-type="float">
            <text:p>56299</text:p>
          </table:table-cell>
          <table:table-cell table:formula="of:=[.B76]/([.B76]+[.C76])" office:value-type="float" office:value="0.433280988907008" calcext:value-type="float">
            <text:p>0,4332809889</text:p>
          </table:table-cell>
          <table:table-cell table:number-columns-repeated="2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179" calcext:value-type="float">
            <text:p>94179</text:p>
          </table:table-cell>
          <table:table-cell office:value-type="float" office:value="137641" calcext:value-type="float">
            <text:p>137641</text:p>
          </table:table-cell>
          <table:table-cell table:formula="of:=[.B77]/([.B77]+[.C77])" office:value-type="float" office:value="0.406259166594772" calcext:value-type="float">
            <text:p>0,4062591666</text:p>
          </table:table-cell>
          <table:table-cell table:number-columns-repeated="20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float" office:value="199304" calcext:value-type="float">
            <text:p>199304</text:p>
          </table:table-cell>
          <table:table-cell table:style-name="ce6" office:value-type="float" office:value="224374" calcext:value-type="float">
            <text:p>224374</text:p>
          </table:table-cell>
          <table:table-cell table:style-name="ce7" table:formula="of:=[.B78]/([.B78]+[.C78])" office:value-type="float" office:value="0.470413852029135" calcext:value-type="float">
            <text:p>0,470413852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78]/[.G78])*100" office:value-type="float" office:value="5.06976703959528" calcext:value-type="float">
            <text:p>5,0697670396</text:p>
          </table:table-cell>
          <table:table-cell office:value-type="float" office:value="5" calcext:value-type="float">
            <text:p>5</text:p>
          </table:table-cell>
          <table:table-cell table:number-columns-repeated="19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float" office:value="359075" calcext:value-type="float">
            <text:p>359075</text:p>
          </table:table-cell>
          <table:table-cell table:style-name="ce6" office:value-type="float" office:value="302032" calcext:value-type="float">
            <text:p>302032</text:p>
          </table:table-cell>
          <table:table-cell table:style-name="ce7" table:formula="of:=[.B79]/([.B79]+[.C79])" office:value-type="float" office:value="0.543142032984071" calcext:value-type="float">
            <text:p>0,543142033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79]/[.G79])*100" office:value-type="float" office:value="9.13391903696201" calcext:value-type="float">
            <text:p>9,133919037</text:p>
          </table:table-cell>
          <table:table-cell office:value-type="float" office:value="9" calcext:value-type="float">
            <text:p>9</text:p>
          </table:table-cell>
          <table:table-cell table:number-columns-repeated="196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float" office:value="505027" calcext:value-type="float">
            <text:p>505027</text:p>
          </table:table-cell>
          <table:table-cell table:style-name="ce6" office:value-type="float" office:value="349851" calcext:value-type="float">
            <text:p>349851</text:p>
          </table:table-cell>
          <table:table-cell table:style-name="ce7" table:formula="of:=[.B80]/([.B80]+[.C80])" office:value-type="float" office:value="0.590759149258725" calcext:value-type="float">
            <text:p>0,5907591493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0]/[.G80])*100" office:value-type="float" office:value="12.8465521951676" calcext:value-type="float">
            <text:p>12,8465521952</text:p>
          </table:table-cell>
          <table:table-cell office:value-type="float" office:value="13" calcext:value-type="float">
            <text:p>13</text:p>
          </table:table-cell>
          <table:table-cell table:number-columns-repeated="19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float" office:value="606682" calcext:value-type="float">
            <text:p>606682</text:p>
          </table:table-cell>
          <table:table-cell table:style-name="ce6" office:value-type="float" office:value="369404" calcext:value-type="float">
            <text:p>369404</text:p>
          </table:table-cell>
          <table:table-cell table:style-name="ce7" table:formula="of:=[.B81]/([.B81]+[.C81])" office:value-type="float" office:value="0.621545642494616" calcext:value-type="float">
            <text:p>0,6215456425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1]/[.G81])*100" office:value-type="float" office:value="15.4323867414389" calcext:value-type="float">
            <text:p>15,4323867414</text:p>
          </table:table-cell>
          <table:table-cell office:value-type="float" office:value="15" calcext:value-type="float">
            <text:p>15</text:p>
          </table:table-cell>
          <table:table-cell table:number-columns-repeated="19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float" office:value="623158" calcext:value-type="float">
            <text:p>623158</text:p>
          </table:table-cell>
          <table:table-cell table:style-name="ce6" office:value-type="float" office:value="363613" calcext:value-type="float">
            <text:p>363613</text:p>
          </table:table-cell>
          <table:table-cell table:style-name="ce7" table:formula="of:=[.B82]/([.B82]+[.C82])" office:value-type="float" office:value="0.631512275897853" calcext:value-type="float">
            <text:p>0,6315122759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2]/[.G82])*100" office:value-type="float" office:value="15.8514926386832" calcext:value-type="float">
            <text:p>15,8514926387</text:p>
          </table:table-cell>
          <table:table-cell office:value-type="float" office:value="16" calcext:value-type="float">
            <text:p>16</text:p>
          </table:table-cell>
          <table:table-cell table:number-columns-repeated="19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float" office:value="569223" calcext:value-type="float">
            <text:p>569223</text:p>
          </table:table-cell>
          <table:table-cell table:style-name="ce6" office:value-type="float" office:value="372910" calcext:value-type="float">
            <text:p>372910</text:p>
          </table:table-cell>
          <table:table-cell table:style-name="ce7" table:formula="of:=[.B83]/([.B83]+[.C83])" office:value-type="float" office:value="0.604185396329393" calcext:value-type="float">
            <text:p>0,6041853963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3]/[.G83])*100" office:value-type="float" office:value="14.4795287780453" calcext:value-type="float">
            <text:p>14,479528778</text:p>
          </table:table-cell>
          <table:table-cell office:value-type="float" office:value="15" calcext:value-type="float">
            <text:p>15</text:p>
          </table:table-cell>
          <table:table-cell table:number-columns-repeated="19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float" office:value="463411" calcext:value-type="float">
            <text:p>463411</text:p>
          </table:table-cell>
          <table:table-cell table:style-name="ce6" office:value-type="float" office:value="340657" calcext:value-type="float">
            <text:p>340657</text:p>
          </table:table-cell>
          <table:table-cell table:style-name="ce7" table:formula="of:=[.B84]/([.B84]+[.C84])" office:value-type="float" office:value="0.576333096205794" calcext:value-type="float">
            <text:p>0,5763330962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4]/[.G84])*100" office:value-type="float" office:value="11.7879511378893" calcext:value-type="float">
            <text:p>11,7879511379</text:p>
          </table:table-cell>
          <table:table-cell office:value-type="float" office:value="12" calcext:value-type="float">
            <text:p>12</text:p>
          </table:table-cell>
          <table:table-cell table:number-columns-repeated="19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float" office:value="352917" calcext:value-type="float">
            <text:p>352917</text:p>
          </table:table-cell>
          <table:table-cell table:style-name="ce6" office:value-type="float" office:value="302457" calcext:value-type="float">
            <text:p>302457</text:p>
          </table:table-cell>
          <table:table-cell table:style-name="ce7" table:formula="of:=[.B85]/([.B85]+[.C85])" office:value-type="float" office:value="0.538497102417856" calcext:value-type="float">
            <text:p>0,5384971024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5]/[.G85])*100" office:value-type="float" office:value="8.97727579131803" calcext:value-type="float">
            <text:p>8,9772757913</text:p>
          </table:table-cell>
          <table:table-cell office:value-type="float" office:value="9" calcext:value-type="float">
            <text:p>9</text:p>
          </table:table-cell>
          <table:table-cell table:number-columns-repeated="19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float" office:value="252429" calcext:value-type="float">
            <text:p>252429</text:p>
          </table:table-cell>
          <table:table-cell table:style-name="ce6" office:value-type="float" office:value="263637" calcext:value-type="float">
            <text:p>263637</text:p>
          </table:table-cell>
          <table:table-cell table:style-name="ce7" table:formula="of:=[.B86]/([.B86]+[.C86])" office:value-type="float" office:value="0.489140923835323" calcext:value-type="float">
            <text:p>0,4891409238</text:p>
          </table:table-cell>
          <table:table-cell table:number-columns-repeated="2"/>
          <table:table-cell table:style-name="ce8" office:value-type="float" office:value="3931226" calcext:value-type="float">
            <text:p>3931226</text:p>
          </table:table-cell>
          <table:table-cell table:style-name="ce9" table:formula="of:=([.B86]/[.G86])*100" office:value-type="float" office:value="6.42112664090032" calcext:value-type="float">
            <text:p>6,4211266409</text:p>
          </table:table-cell>
          <table:table-cell office:value-type="float" office:value="6" calcext:value-type="float">
            <text:p>6</text:p>
          </table:table-cell>
          <table:table-cell table:number-columns-repeated="1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618" calcext:value-type="float">
            <text:p>170618</text:p>
          </table:table-cell>
          <table:table-cell office:value-type="float" office:value="223119" calcext:value-type="float">
            <text:p>223119</text:p>
          </table:table-cell>
          <table:table-cell table:formula="of:=[.B87]/([.B87]+[.C87])" office:value-type="float" office:value="0.433329862319264" calcext:value-type="float">
            <text:p>0,4333298623</text:p>
          </table:table-cell>
          <table:table-cell table:number-columns-repeated="2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425" calcext:value-type="float">
            <text:p>109425</text:p>
          </table:table-cell>
          <table:table-cell office:value-type="float" office:value="187148" calcext:value-type="float">
            <text:p>187148</text:p>
          </table:table-cell>
          <table:table-cell table:formula="of:=[.B88]/([.B88]+[.C88])" office:value-type="float" office:value="0.368964807989938" calcext:value-type="float">
            <text:p>0,368964808</text:p>
          </table:table-cell>
          <table:table-cell table:number-columns-repeated="2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835" calcext:value-type="float">
            <text:p>66835</text:p>
          </table:table-cell>
          <table:table-cell office:value-type="float" office:value="154693" calcext:value-type="float">
            <text:p>154693</text:p>
          </table:table-cell>
          <table:table-cell table:formula="of:=[.B89]/([.B89]+[.C89])" office:value-type="float" office:value="0.301700010833845" calcext:value-type="float">
            <text:p>0,3017000108</text:p>
          </table:table-cell>
          <table:table-cell table:number-columns-repeated="2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367" calcext:value-type="float">
            <text:p>37367</text:p>
          </table:table-cell>
          <table:table-cell office:value-type="float" office:value="127967" calcext:value-type="float">
            <text:p>127967</text:p>
          </table:table-cell>
          <table:table-cell table:formula="of:=[.B90]/([.B90]+[.C90])" office:value-type="float" office:value="0.226009169317866" calcext:value-type="float">
            <text:p>0,2260091693</text:p>
          </table:table-cell>
          <table:table-cell table:number-columns-repeated="2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274" calcext:value-type="float">
            <text:p>20274</text:p>
          </table:table-cell>
          <table:table-cell office:value-type="float" office:value="106657" calcext:value-type="float">
            <text:p>106657</text:p>
          </table:table-cell>
          <table:table-cell table:formula="of:=[.B91]/([.B91]+[.C91])" office:value-type="float" office:value="0.159724574768969" calcext:value-type="float">
            <text:p>0,1597245748</text:p>
          </table:table-cell>
          <table:table-cell table:number-columns-repeated="20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789" calcext:value-type="float">
            <text:p>10789</text:p>
          </table:table-cell>
          <table:table-cell office:value-type="float" office:value="89051" calcext:value-type="float">
            <text:p>89051</text:p>
          </table:table-cell>
          <table:table-cell table:formula="of:=[.B92]/([.B92]+[.C92])" office:value-type="float" office:value="0.108062900641026" calcext:value-type="float">
            <text:p>0,1080629006</text:p>
          </table:table-cell>
          <table:table-cell table:number-columns-repeated="2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87" calcext:value-type="float">
            <text:p>4787</text:p>
          </table:table-cell>
          <table:table-cell office:value-type="float" office:value="75509" calcext:value-type="float">
            <text:p>75509</text:p>
          </table:table-cell>
          <table:table-cell table:formula="of:=[.B93]/([.B93]+[.C93])" office:value-type="float" office:value="0.0596169174055993" calcext:value-type="float">
            <text:p>0,0596169174</text:p>
          </table:table-cell>
          <table:table-cell table:number-columns-repeated="20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96" calcext:value-type="float">
            <text:p>2396</text:p>
          </table:table-cell>
          <table:table-cell office:value-type="float" office:value="64765" calcext:value-type="float">
            <text:p>64765</text:p>
          </table:table-cell>
          <table:table-cell table:formula="of:=[.B94]/([.B94]+[.C94])" office:value-type="float" office:value="0.0356754664165215" calcext:value-type="float">
            <text:p>0,0356754664</text:p>
          </table:table-cell>
          <table:table-cell table:number-columns-repeated="2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2" calcext:value-type="float">
            <text:p>1082</text:p>
          </table:table-cell>
          <table:table-cell office:value-type="float" office:value="56421" calcext:value-type="float">
            <text:p>56421</text:p>
          </table:table-cell>
          <table:table-cell table:formula="of:=[.B95]/([.B95]+[.C95])" office:value-type="float" office:value="0.0188164095786307" calcext:value-type="float">
            <text:p>0,0188164096</text:p>
          </table:table-cell>
          <table:table-cell table:number-columns-repeated="20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5" calcext:value-type="float">
            <text:p>455</text:p>
          </table:table-cell>
          <table:table-cell office:value-type="float" office:value="48679" calcext:value-type="float">
            <text:p>48679</text:p>
          </table:table-cell>
          <table:table-cell table:formula="of:=[.B96]/([.B96]+[.C96])" office:value-type="float" office:value="0.00926038995400334" calcext:value-type="float">
            <text:p>0,00926039</text:p>
          </table:table-cell>
          <table:table-cell table:number-columns-repeated="20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1" calcext:value-type="float">
            <text:p>261</text:p>
          </table:table-cell>
          <table:table-cell office:value-type="float" office:value="43064" calcext:value-type="float">
            <text:p>43064</text:p>
          </table:table-cell>
          <table:table-cell table:formula="of:=[.B97]/([.B97]+[.C97])" office:value-type="float" office:value="0.00602423542989036" calcext:value-type="float">
            <text:p>0,0060242354</text:p>
          </table:table-cell>
          <table:table-cell table:number-columns-repeated="20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38449" calcext:value-type="float">
            <text:p>38449</text:p>
          </table:table-cell>
          <table:table-cell table:formula="of:=[.B98]/([.B98]+[.C98])" office:value-type="float" office:value="0.00300790872552833" calcext:value-type="float">
            <text:p>0,0030079087</text:p>
          </table:table-cell>
          <table:table-cell table:number-columns-repeated="20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392" calcext:value-type="float">
            <text:p>34392</text:p>
          </table:table-cell>
          <table:table-cell table:formula="of:=[.B99]/([.B99]+[.C99])" office:value-type="float" office:value="0.000639274713779276" calcext:value-type="float">
            <text:p>0,0006392747</text:p>
          </table:table-cell>
          <table:table-cell table:number-columns-repeated="20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1330" calcext:value-type="float">
            <text:p>31330</text:p>
          </table:table-cell>
          <table:table-cell table:formula="of:=[.B100]/([.B100]+[.C100])" office:value-type="float" office:value="0.000988488887471701" calcext:value-type="float">
            <text:p>0,0009884889</text:p>
          </table:table-cell>
          <table:table-cell table:number-columns-repeated="20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953" calcext:value-type="float">
            <text:p>27953</text:p>
          </table:table-cell>
          <table:table-cell table:formula="of:=[.B101]/([.B101]+[.C101])" office:value-type="float" office:value="0.000786416443252904" calcext:value-type="float">
            <text:p>0,0007864164</text:p>
          </table:table-cell>
          <table:table-cell table:number-columns-repeated="20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5242" calcext:value-type="float">
            <text:p>25242</text:p>
          </table:table-cell>
          <table:table-cell table:formula="of:=[.B102]/([.B102]+[.C102])" office:value-type="float" office:value="0.00189798339264531" calcext:value-type="float">
            <text:p>0,0018979834</text:p>
          </table:table-cell>
          <table:table-cell table:number-columns-repeated="2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2072" calcext:value-type="float">
            <text:p>22072</text:p>
          </table:table-cell>
          <table:table-cell table:formula="of:=[.B103]/([.B103]+[.C103])" office:value-type="float" office:value="0.000769613834940468" calcext:value-type="float">
            <text:p>0,0007696138</text:p>
          </table:table-cell>
          <table:table-cell table:number-columns-repeated="20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830" calcext:value-type="float">
            <text:p>6830</text:p>
          </table:table-cell>
          <table:table-cell table:formula="of:=[.B104]/([.B104]+[.C104])" office:value-type="float" office:value="0.00291970802919708" calcext:value-type="float">
            <text:p>0,002919708</text:p>
          </table:table-cell>
          <table:table-cell table:number-columns-repeated="20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839" calcext:value-type="float">
            <text:p>5839</text:p>
          </table:table-cell>
          <table:table-cell table:formula="of:=[.B105]/([.B105]+[.C105])" office:value-type="float" office:value="0.00205093146470689" calcext:value-type="float">
            <text:p>0,0020509315</text:p>
          </table:table-cell>
          <table:table-cell table:number-columns-repeated="20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218" calcext:value-type="float">
            <text:p>5218</text:p>
          </table:table-cell>
          <table:table-cell table:formula="of:=[.B106]/([.B106]+[.C106])" office:value-type="float" office:value="0.00153080750095675" calcext:value-type="float">
            <text:p>0,0015308075</text:p>
          </table:table-cell>
          <table:table-cell table:number-columns-repeated="20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417" calcext:value-type="float">
            <text:p>4417</text:p>
          </table:table-cell>
          <table:table-cell table:formula="of:=[.B107]/([.B107]+[.C107])" office:value-type="float" office:value="0.00135654533122315" calcext:value-type="float">
            <text:p>0,0013565453</text:p>
          </table:table-cell>
          <table:table-cell table:number-columns-repeated="20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table:formula="of:=[.B108]/([.B108]+[.C10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table:formula="of:=[.B109]/([.B109]+[.C10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937" calcext:value-type="float">
            <text:p>2937</text:p>
          </table:table-cell>
          <table:table-cell table:formula="of:=[.B110]/([.B110]+[.C11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476" calcext:value-type="float">
            <text:p>2476</text:p>
          </table:table-cell>
          <table:table-cell table:formula="of:=[.B111]/([.B111]+[.C111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28" calcext:value-type="float">
            <text:p>2228</text:p>
          </table:table-cell>
          <table:table-cell table:formula="of:=[.B112]/([.B112]+[.C11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01" calcext:value-type="float">
            <text:p>1901</text:p>
          </table:table-cell>
          <table:table-cell table:formula="of:=[.B113]/([.B113]+[.C113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[.B114]/([.B114]+[.C114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table:formula="of:=[.B115]/([.B115]+[.C11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 table:formula="of:=[.B116]/([.B116]+[.C11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 table:formula="of:=[.B117]/([.B117]+[.C11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table:formula="of:=[.B118]/([.B118]+[.C118])" office:value-type="float" office:value="0.0122950819672131" calcext:value-type="float">
            <text:p>0,012295082</text:p>
          </table:table-cell>
          <table:table-cell table:number-columns-repeated="20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[.B119]/([.B119]+[.C11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table:formula="of:=[.B120]/([.B120]+[.C12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table:formula="of:=[.B121]/([.B121]+[.C121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formula="of:=[.B122]/([.B122]+[.C12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formula="of:=[.B123]/([.B123]+[.C123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formula="of:=[.B124]/([.B124]+[.C124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formula="of:=[.B125]/([.B125]+[.C12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formula="of:=[.B126]/([.B126]+[.C12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27]/([.B127]+[.C12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formula="of:=[.B128]/([.B128]+[.C12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[.B129]/([.B129]+[.C12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formula="of:=[.B130]/([.B130]+[.C13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formula="of:=[.B131]/([.B131]+[.C131])" office:value-type="float" office:value="0.0348258706467662" calcext:value-type="float">
            <text:p>0,0348258706</text:p>
          </table:table-cell>
          <table:table-cell table:number-columns-repeated="20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B132]/([.B132]+[.C13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51" calcext:value-type="float">
            <text:p>151</text:p>
          </table:table-cell>
          <table:table-cell table:formula="of:=[.B133]/([.B133]+[.C133])" office:value-type="float" office:value="0.05625" calcext:value-type="float">
            <text:p>0,05625</text:p>
          </table:table-cell>
          <table:table-cell table:number-columns-repeated="20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formula="of:=[.B134]/([.B134]+[.C134])" office:value-type="float" office:value="0.0620689655172414" calcext:value-type="float">
            <text:p>0,0620689655</text:p>
          </table:table-cell>
          <table:table-cell table:number-columns-repeated="20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B135]/([.B135]+[.C13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table:formula="of:=[.B136]/([.B136]+[.C13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B137]/([.B137]+[.C13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B138]/([.B138]+[.C13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B139]/([.B139]+[.C13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B140]/([.B140]+[.C14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B141]/([.B141]+[.C141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B142]/([.B142]+[.C14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B143]/([.B143]+[.C143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B144]/([.B144]+[.C144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45]/([.B145]+[.C14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46]/([.B146]+[.C14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47]/([.B147]+[.C14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B148]/([.B148]+[.C14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49]/([.B149]+[.C14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B150]/([.B150]+[.C15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1]/([.B151]+[.C151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52]/([.B152]+[.C15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53]/([.B153]+[.C153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54]/([.B154]+[.C154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55]/([.B155]+[.C15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156]/([.B156]+[.C15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7]/([.B157]+[.C15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58]/([.B158]+[.C15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59]/([.B159]+[.C15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0]/([.B160]+[.C16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61]/([.B161]+[.C161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2]/([.B162]+[.C162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3]/([.B163]+[.C163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4]/([.B164]+[.C164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5]/([.B165]+[.C165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6]/([.B166]+[.C166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7]/([.B167]+[.C167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8]/([.B168]+[.C168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69]/([.B169]+[.C169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70]/([.B170]+[.C170])" office:value-type="float" office:value="0" calcext:value-type="float">
            <text:p>0</text:p>
          </table:table-cell>
          <table:table-cell table:number-columns-repeated="20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B171]/([.B171]+[.C171])" office:value-type="float" office:value="0" calcext:value-type="float">
            <text:p>0</text:p>
          </table:table-cell>
          <table:table-cell table:number-columns-repeated="201"/>
        </table:table-row>
        <table:table-row table:style-name="ro1" table:number-rows-repeated="1048404">
          <table:table-cell table:number-columns-repeated="205"/>
        </table:table-row>
        <table:table-row table:style-name="ro1">
          <table:table-cell table:number-columns-repeated="2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.00.0000</text:date>, <text:time style:data-style-name="N2" text:time-value="09:33:05.84323563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9:15:11.013514511</meta:creation-date>
    <dc:date>2016-05-21T09:44:26.872731531</dc:date>
    <meta:editing-duration>PT2H9M57S</meta:editing-duration>
    <meta:editing-cycles>60</meta:editing-cycles>
    <meta:generator>LibreOffice/5.1.3.2$Linux_X86_64 LibreOffice_project/10m0$Build-2</meta:generator>
    <meta:document-statistic meta:table-count="1" meta:cell-count="6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795cm" svg:height="9cm" xlink:href=".." xlink:type="simple" chart:class="chart:line" chart:style-name="ch1">
        <chart:legend chart:legend-position="end" svg:x="29.181cm" svg:y="3.703cm" style:legend-expansion="high" chart:style-name="ch2"/>
        <chart:plot-area chart:style-name="ch3" table:cell-range-address="Лист1.A2:Лист1.D29" chart:data-source-has-labels="both" svg:x="0.635cm" svg:y="0.18cm" svg:width="27.911cm" svg:height="8.64cm">
          <chartooo:coordinate-region svg:x="2.182cm" svg:y="0.379cm" svg:width="26.336cm" svg:height="7.794cm"/>
          <chart:axis chart:dimension="x" chart:name="primary-x" chart:style-name="ch4" chartooo:axis-type="auto">
            <chartooo:date-scale/>
            <chart:categories table:cell-range-address="Лист1.A3:Лист1.A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3:Лист1.B29" chart:label-cell-address="Лист1.B2:Лист1.B2" chart:class="chart:line">
            <chart:data-point chart:repeated="27"/>
          </chart:series>
          <chart:series chart:style-name="ch7" chart:values-cell-range-address="Лист1.C3:Лист1.C29" chart:label-cell-address="Лист1.C2:Лист1.C2" chart:class="chart:line">
            <chart:data-point chart:repeated="27"/>
          </chart:series>
          <chart:series chart:style-name="ch8" chart:values-cell-range-address="Лист1.D3:Лист1.D29" chart:label-cell-address="Лист1.D2:Лист1.D2" chart:class="chart:line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</text:p>
                <draw:g>
                  <svg:desc>Лист1.B2:Лист1.B2</svg:desc>
                </draw:g>
              </table:table-cell>
              <table:table-cell office:value-type="string">
                <text:p>all_true</text:p>
                <draw:g>
                  <svg:desc>Лист1.C2:Лист1.C2</svg:desc>
                </draw:g>
              </table:table-cell>
              <table:table-cell office:value-type="string">
                <text:p>all_false</text:p>
                <draw:g>
                  <svg:desc>Лист1.D2:Лист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Лист1.A3:Лист1.A29</svg:desc>
                </draw:g>
              </table:table-cell>
              <table:table-cell office:value-type="float" office:value="505268">
                <text:p>505268</text:p>
                <draw:g>
                  <svg:desc>Лист1.B3:Лист1.B29</svg:desc>
                </draw:g>
              </table:table-cell>
              <table:table-cell office:value-type="float" office:value="3614359">
                <text:p>3614359</text:p>
                <draw:g>
                  <svg:desc>Лист1.C3:Лист1.C29</svg:desc>
                </draw:g>
              </table:table-cell>
              <table:table-cell office:value-type="float" office:value="3990123">
                <text:p>3990123</text:p>
                <draw:g>
                  <svg:desc>Лист1.D3:Лист1.D29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8552">
                <text:p>108552</text:p>
              </table:table-cell>
              <table:table-cell office:value-type="float" office:value="770172">
                <text:p>770172</text:p>
              </table:table-cell>
              <table:table-cell office:value-type="float" office:value="1169849">
                <text:p>116984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39231">
                <text:p>239231</text:p>
              </table:table-cell>
              <table:table-cell office:value-type="float" office:value="1690556">
                <text:p>1690556</text:p>
              </table:table-cell>
              <table:table-cell office:value-type="float" office:value="2158303">
                <text:p>215830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80505">
                <text:p>180505</text:p>
              </table:table-cell>
              <table:table-cell office:value-type="float" office:value="1276008">
                <text:p>1276008</text:p>
              </table:table-cell>
              <table:table-cell office:value-type="float" office:value="1644372">
                <text:p>164437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17648">
                <text:p>617648</text:p>
              </table:table-cell>
              <table:table-cell office:value-type="float" office:value="4343053">
                <text:p>4343053</text:p>
              </table:table-cell>
              <table:table-cell office:value-type="float" office:value="4750744">
                <text:p>475074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63579">
                <text:p>63579</text:p>
              </table:table-cell>
              <table:table-cell office:value-type="float" office:value="447110">
                <text:p>447110</text:p>
              </table:table-cell>
              <table:table-cell office:value-type="float" office:value="870355">
                <text:p>8703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36918">
                <text:p>136918</text:p>
              </table:table-cell>
              <table:table-cell office:value-type="float" office:value="960651">
                <text:p>960651</text:p>
              </table:table-cell>
              <table:table-cell office:value-type="float" office:value="1368365">
                <text:p>1368365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59464">
                <text:p>159464</text:p>
              </table:table-cell>
              <table:table-cell office:value-type="float" office:value="1131751">
                <text:p>1131751</text:p>
              </table:table-cell>
              <table:table-cell office:value-type="float" office:value="1587774">
                <text:p>158777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04000">
                <text:p>504000</text:p>
              </table:table-cell>
              <table:table-cell office:value-type="float" office:value="3552101">
                <text:p>3552101</text:p>
              </table:table-cell>
              <table:table-cell office:value-type="float" office:value="4120459">
                <text:p>412045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1280">
                <text:p>11280</text:p>
              </table:table-cell>
              <table:table-cell office:value-type="float" office:value="81379">
                <text:p>81379</text:p>
              </table:table-cell>
              <table:table-cell office:value-type="float" office:value="529074">
                <text:p>529074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54477">
                <text:p>54477</text:p>
              </table:table-cell>
              <table:table-cell office:value-type="float" office:value="387329">
                <text:p>387329</text:p>
              </table:table-cell>
              <table:table-cell office:value-type="float" office:value="787167">
                <text:p>78716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316112">
                <text:p>316112</text:p>
              </table:table-cell>
              <table:table-cell office:value-type="float" office:value="2229004">
                <text:p>2229004</text:p>
              </table:table-cell>
              <table:table-cell office:value-type="float" office:value="2663162">
                <text:p>266316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76350">
                <text:p>176350</text:p>
              </table:table-cell>
              <table:table-cell office:value-type="float" office:value="1254504">
                <text:p>1254504</text:p>
              </table:table-cell>
              <table:table-cell office:value-type="float" office:value="1691452">
                <text:p>169145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10675">
                <text:p>410675</text:p>
              </table:table-cell>
              <table:table-cell office:value-type="float" office:value="2895542">
                <text:p>2895542</text:p>
              </table:table-cell>
              <table:table-cell office:value-type="float" office:value="3411795">
                <text:p>341179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05827">
                <text:p>405827</text:p>
              </table:table-cell>
              <table:table-cell office:value-type="float" office:value="2858151">
                <text:p>2858151</text:p>
              </table:table-cell>
              <table:table-cell office:value-type="float" office:value="3369418">
                <text:p>3369418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75886">
                <text:p>175886</text:p>
              </table:table-cell>
              <table:table-cell office:value-type="float" office:value="1239429">
                <text:p>1239429</text:p>
              </table:table-cell>
              <table:table-cell office:value-type="float" office:value="1703085">
                <text:p>170308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9538">
                <text:p>9538</text:p>
              </table:table-cell>
              <table:table-cell office:value-type="float" office:value="67422">
                <text:p>67422</text:p>
              </table:table-cell>
              <table:table-cell office:value-type="float" office:value="528886">
                <text:p>52888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03298">
                <text:p>403298</text:p>
              </table:table-cell>
              <table:table-cell office:value-type="float" office:value="2848625">
                <text:p>2848625</text:p>
              </table:table-cell>
              <table:table-cell office:value-type="float" office:value="3323189">
                <text:p>332318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586489">
                <text:p>586489</text:p>
              </table:table-cell>
              <table:table-cell office:value-type="float" office:value="4138761">
                <text:p>4138761</text:p>
              </table:table-cell>
              <table:table-cell office:value-type="float" office:value="4355645">
                <text:p>4355645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368119">
                <text:p>368119</text:p>
              </table:table-cell>
              <table:table-cell office:value-type="float" office:value="2586336">
                <text:p>2586336</text:p>
              </table:table-cell>
              <table:table-cell office:value-type="float" office:value="3117923">
                <text:p>3117923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02142">
                <text:p>202142</text:p>
              </table:table-cell>
              <table:table-cell office:value-type="float" office:value="1422870">
                <text:p>1422870</text:p>
              </table:table-cell>
              <table:table-cell office:value-type="float" office:value="1853863">
                <text:p>185386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54967">
                <text:p>54967</text:p>
              </table:table-cell>
              <table:table-cell office:value-type="float" office:value="385966">
                <text:p>385966</text:p>
              </table:table-cell>
              <table:table-cell office:value-type="float" office:value="836554">
                <text:p>83655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42394">
                <text:p>42394</text:p>
              </table:table-cell>
              <table:table-cell office:value-type="float" office:value="300794">
                <text:p>300794</text:p>
              </table:table-cell>
              <table:table-cell office:value-type="float" office:value="715058">
                <text:p>71505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6301">
                <text:p>16301</text:p>
              </table:table-cell>
              <table:table-cell office:value-type="float" office:value="115051">
                <text:p>115051</text:p>
              </table:table-cell>
              <table:table-cell office:value-type="float" office:value="574042">
                <text:p>57404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06350">
                <text:p>106350</text:p>
              </table:table-cell>
              <table:table-cell office:value-type="float" office:value="748711">
                <text:p>748711</text:p>
              </table:table-cell>
              <table:table-cell office:value-type="float" office:value="1176577">
                <text:p>1176577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8795">
                <text:p>18795</text:p>
              </table:table-cell>
              <table:table-cell office:value-type="float" office:value="133784">
                <text:p>133784</text:p>
              </table:table-cell>
              <table:table-cell office:value-type="float" office:value="585340">
                <text:p>585340</text:p>
              </table:table-cell>
            </table:table-row>
            <table:table-row>
              <table:table-cell office:value-type="string">
                <text:p>'</text:p>
              </table:table-cell>
              <table:table-cell office:value-type="float" office:value="770892">
                <text:p>770892</text:p>
              </table:table-cell>
              <table:table-cell office:value-type="float" office:value="5501377">
                <text:p>5501377</text:p>
              </table:table-cell>
              <table:table-cell office:value-type="float" office:value="5849286">
                <text:p>5849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6.682cm" svg:height="9cm" xlink:href=".." xlink:type="simple" chart:class="chart:line" chart:style-name="ch1">
        <chart:legend chart:legend-position="end" svg:x="34.756cm" svg:y="3.952cm" style:legend-expansion="high" chart:style-name="ch2"/>
        <chart:plot-area chart:style-name="ch3" table:cell-range-address="Лист1.A33:Лист1.B70" chart:data-source-has-labels="row" svg:x="2.627cm" svg:y="1.402cm" svg:width="29.039cm" svg:height="8.241cm">
          <chartooo:coordinate-region svg:x="3.989cm" svg:y="1.601cm" svg:width="27.49cm" svg:height="7.3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34:Лист1.A70" chart:label-cell-address="Лист1.A33:Лист1.A33" chart:class="chart:line">
            <chart:data-point chart:repeated="37"/>
          </chart:series>
          <chart:series chart:style-name="ch7" chart:values-cell-range-address="Лист1.B34:Лист1.B70" chart:label-cell-address="Лист1.B33:Лист1.B33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</text:p>
                <draw:g>
                  <svg:desc>Лист1.A33:Лист1.A33</svg:desc>
                </draw:g>
              </table:table-cell>
              <table:table-cell office:value-type="string">
                <text:p>true</text:p>
                <draw:g>
                  <svg:desc>Лист1.B33:Лист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34:Лист1.A70</svg:desc>
                </draw:g>
              </table:table-cell>
              <table:table-cell office:value-type="float" office:value="26">
                <text:p>26</text:p>
                <draw:g>
                  <svg:desc>Лист1.B34:Лист1.B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904">
                <text:p>25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467">
                <text:p>48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9727">
                <text:p>69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063">
                <text:p>85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7964">
                <text:p>87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946">
                <text:p>80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562">
                <text:p>66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0989">
                <text:p>5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6323">
                <text:p>363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921">
                <text:p>15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61">
                <text:p>9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504">
                <text:p>5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345cm" svg:height="9cm" xlink:href=".." xlink:type="simple" chart:class="chart:line" chart:style-name="ch1">
        <chart:legend chart:legend-position="end" svg:x="31.387cm" svg:y="3.952cm" style:legend-expansion="high" chart:style-name="ch2"/>
        <chart:plot-area chart:style-name="ch3" table:cell-range-address="Лист1.B74:Лист1.C160" svg:x="0.686cm" svg:y="0.18cm" svg:width="30.015cm" svg:height="8.64cm">
          <chartooo:coordinate-region svg:x="2.048cm" svg:y="0.379cm" svg:width="28.467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74:Лист1.B160" chart:class="chart:line">
            <chart:data-point chart:repeated="87"/>
          </chart:series>
          <chart:series chart:style-name="ch7" chart:values-cell-range-address="Лист1.C74:Лист1.C160" chart:class="chart:line"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">
                <text:p>376</text:p>
                <draw:g>
                  <svg:desc>Лист1.B74:Лист1.B160</svg:desc>
                </draw:g>
              </table:table-cell>
              <table:table-cell office:value-type="float" office:value="1220">
                <text:p>1220</text:p>
                <draw:g>
                  <svg:desc>Лист1.C74:Лист1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3">
                <text:p>8613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43">
                <text:p>43043</text:p>
              </table:table-cell>
              <table:table-cell office:value-type="float" office:value="56299">
                <text:p>56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179">
                <text:p>94179</text:p>
              </table:table-cell>
              <table:table-cell office:value-type="float" office:value="137641">
                <text:p>137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304">
                <text:p>199304</text:p>
              </table:table-cell>
              <table:table-cell office:value-type="float" office:value="224374">
                <text:p>224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075">
                <text:p>359075</text:p>
              </table:table-cell>
              <table:table-cell office:value-type="float" office:value="302032">
                <text:p>302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5027">
                <text:p>505027</text:p>
              </table:table-cell>
              <table:table-cell office:value-type="float" office:value="349851">
                <text:p>349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682">
                <text:p>606682</text:p>
              </table:table-cell>
              <table:table-cell office:value-type="float" office:value="369404">
                <text:p>369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3158">
                <text:p>623158</text:p>
              </table:table-cell>
              <table:table-cell office:value-type="float" office:value="363613">
                <text:p>363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9223">
                <text:p>569223</text:p>
              </table:table-cell>
              <table:table-cell office:value-type="float" office:value="372910">
                <text:p>372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3411">
                <text:p>463411</text:p>
              </table:table-cell>
              <table:table-cell office:value-type="float" office:value="340657">
                <text:p>340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917">
                <text:p>352917</text:p>
              </table:table-cell>
              <table:table-cell office:value-type="float" office:value="302457">
                <text:p>302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429">
                <text:p>252429</text:p>
              </table:table-cell>
              <table:table-cell office:value-type="float" office:value="263637">
                <text:p>263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618">
                <text:p>170618</text:p>
              </table:table-cell>
              <table:table-cell office:value-type="float" office:value="223119">
                <text:p>223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25">
                <text:p>109425</text:p>
              </table:table-cell>
              <table:table-cell office:value-type="float" office:value="187148">
                <text:p>187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835">
                <text:p>66835</text:p>
              </table:table-cell>
              <table:table-cell office:value-type="float" office:value="154693">
                <text:p>154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67">
                <text:p>37367</text:p>
              </table:table-cell>
              <table:table-cell office:value-type="float" office:value="127967">
                <text:p>127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74">
                <text:p>20274</text:p>
              </table:table-cell>
              <table:table-cell office:value-type="float" office:value="106657">
                <text:p>106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89">
                <text:p>10789</text:p>
              </table:table-cell>
              <table:table-cell office:value-type="float" office:value="89051">
                <text:p>89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7">
                <text:p>4787</text:p>
              </table:table-cell>
              <table:table-cell office:value-type="float" office:value="75509">
                <text:p>75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6">
                <text:p>2396</text:p>
              </table:table-cell>
              <table:table-cell office:value-type="float" office:value="64765">
                <text:p>64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2">
                <text:p>1082</text:p>
              </table:table-cell>
              <table:table-cell office:value-type="float" office:value="56421">
                <text:p>56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5">
                <text:p>455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">
                <text:p>261</text:p>
              </table:table-cell>
              <table:table-cell office:value-type="float" office:value="43064">
                <text:p>43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8449">
                <text:p>38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34392">
                <text:p>34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330">
                <text:p>31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7953">
                <text:p>27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417">
                <text:p>4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901">
                <text:p>19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14cm" svg:height="9cm" xlink:href=".." xlink:type="simple" chart:class="chart:line" chart:style-name="ch1">
        <chart:legend chart:legend-position="end" svg:x="31.929cm" svg:y="3.952cm" style:legend-expansion="high" chart:style-name="ch2"/>
        <chart:plot-area chart:style-name="ch3" table:cell-range-address="Лист1.B73:Лист1.C105" chart:data-source-has-labels="row" svg:x="0.68cm" svg:y="0.18cm" svg:width="30.569cm" svg:height="8.64cm">
          <chartooo:coordinate-region svg:x="2.042cm" svg:y="0.379cm" svg:width="29.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74:Лист1.B105" chart:label-cell-address="Лист1.B73:Лист1.B73" chart:class="chart:line">
            <chart:data-point chart:repeated="32"/>
          </chart:series>
          <chart:series chart:style-name="ch7" chart:values-cell-range-address="Лист1.C74:Лист1.C105" chart:label-cell-address="Лист1.C73:Лист1.C73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</text:p>
                <draw:g>
                  <svg:desc>Лист1.B73:Лист1.B73</svg:desc>
                </draw:g>
              </table:table-cell>
              <table:table-cell office:value-type="string">
                <text:p>false</text:p>
                <draw:g>
                  <svg:desc>Лист1.C73:Лист1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6">
                <text:p>376</text:p>
                <draw:g>
                  <svg:desc>Лист1.B74:Лист1.B105</svg:desc>
                </draw:g>
              </table:table-cell>
              <table:table-cell office:value-type="float" office:value="1220">
                <text:p>1220</text:p>
                <draw:g>
                  <svg:desc>Лист1.C74:Лист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13">
                <text:p>8613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043">
                <text:p>43043</text:p>
              </table:table-cell>
              <table:table-cell office:value-type="float" office:value="56299">
                <text:p>56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179">
                <text:p>94179</text:p>
              </table:table-cell>
              <table:table-cell office:value-type="float" office:value="137641">
                <text:p>137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304">
                <text:p>199304</text:p>
              </table:table-cell>
              <table:table-cell office:value-type="float" office:value="224374">
                <text:p>224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075">
                <text:p>359075</text:p>
              </table:table-cell>
              <table:table-cell office:value-type="float" office:value="302032">
                <text:p>302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5027">
                <text:p>505027</text:p>
              </table:table-cell>
              <table:table-cell office:value-type="float" office:value="349851">
                <text:p>349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682">
                <text:p>606682</text:p>
              </table:table-cell>
              <table:table-cell office:value-type="float" office:value="369404">
                <text:p>369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3158">
                <text:p>623158</text:p>
              </table:table-cell>
              <table:table-cell office:value-type="float" office:value="363613">
                <text:p>363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9223">
                <text:p>569223</text:p>
              </table:table-cell>
              <table:table-cell office:value-type="float" office:value="372910">
                <text:p>3729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3411">
                <text:p>463411</text:p>
              </table:table-cell>
              <table:table-cell office:value-type="float" office:value="340657">
                <text:p>340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917">
                <text:p>352917</text:p>
              </table:table-cell>
              <table:table-cell office:value-type="float" office:value="302457">
                <text:p>302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2429">
                <text:p>252429</text:p>
              </table:table-cell>
              <table:table-cell office:value-type="float" office:value="263637">
                <text:p>263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618">
                <text:p>170618</text:p>
              </table:table-cell>
              <table:table-cell office:value-type="float" office:value="223119">
                <text:p>223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425">
                <text:p>109425</text:p>
              </table:table-cell>
              <table:table-cell office:value-type="float" office:value="187148">
                <text:p>187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835">
                <text:p>66835</text:p>
              </table:table-cell>
              <table:table-cell office:value-type="float" office:value="154693">
                <text:p>1546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367">
                <text:p>37367</text:p>
              </table:table-cell>
              <table:table-cell office:value-type="float" office:value="127967">
                <text:p>127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74">
                <text:p>20274</text:p>
              </table:table-cell>
              <table:table-cell office:value-type="float" office:value="106657">
                <text:p>106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789">
                <text:p>10789</text:p>
              </table:table-cell>
              <table:table-cell office:value-type="float" office:value="89051">
                <text:p>89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87">
                <text:p>4787</text:p>
              </table:table-cell>
              <table:table-cell office:value-type="float" office:value="75509">
                <text:p>75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6">
                <text:p>2396</text:p>
              </table:table-cell>
              <table:table-cell office:value-type="float" office:value="64765">
                <text:p>647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2">
                <text:p>1082</text:p>
              </table:table-cell>
              <table:table-cell office:value-type="float" office:value="56421">
                <text:p>56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5">
                <text:p>455</text:p>
              </table:table-cell>
              <table:table-cell office:value-type="float" office:value="48679">
                <text:p>48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">
                <text:p>261</text:p>
              </table:table-cell>
              <table:table-cell office:value-type="float" office:value="43064">
                <text:p>430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38449">
                <text:p>38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34392">
                <text:p>34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330">
                <text:p>31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7953">
                <text:p>279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25242">
                <text:p>25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5839">
                <text:p>58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